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Informations">
      <style:text-properties style:font-name="Arial1" fo:font-size="12pt" fo:font-style="italic" officeooo:paragraph-rsid="000aad1c" style:font-size-asian="12pt" style:language-asian="fr" style:country-asian="FR" style:font-style-asian="italic" style:font-size-complex="12pt" style:font-style-complex="italic"/>
    </style:style>
    <style:style style:name="P2" style:family="paragraph" style:parent-style-name="Footnote">
      <style:text-properties officeooo:rsid="002aab98" officeooo:paragraph-rsid="002aab98"/>
    </style:style>
    <style:style style:name="P3" style:family="paragraph" style:parent-style-name="Heading_20_2">
      <style:text-properties style:font-name="Arial1" fo:font-size="12pt" officeooo:paragraph-rsid="0020cdef" style:font-size-asian="12pt" style:font-size-complex="12pt"/>
    </style:style>
    <style:style style:name="P4" style:family="paragraph" style:parent-style-name="Heading_20_2">
      <style:text-properties style:font-name="Arial1" fo:font-size="12pt" fo:font-style="normal" officeooo:paragraph-rsid="0020cdef" style:font-size-asian="12pt" style:font-style-asian="normal" style:font-size-complex="12pt" style:font-style-complex="italic"/>
    </style:style>
    <style:style style:name="P5" style:family="paragraph" style:parent-style-name="Standard">
      <style:text-properties fo:color="#000000" loext:opacity="100%" style:font-name="Arial1" fo:font-size="12pt" officeooo:rsid="000b2d0f" officeooo:paragraph-rsid="000b2d0f" fo:background-color="#c9211e" style:font-size-asian="12pt" style:font-size-complex="12pt"/>
    </style:style>
    <style:style style:name="P6" style:family="paragraph" style:parent-style-name="Standard">
      <style:text-properties fo:color="#000000" loext:opacity="100%" style:font-name="Arial1" fo:font-size="12pt" officeooo:rsid="000b2d0f" officeooo:paragraph-rsid="001a3602" fo:background-color="#c9211e" style:font-size-asian="12pt" style:font-size-complex="12pt"/>
    </style:style>
    <style:style style:name="P7" style:family="paragraph" style:parent-style-name="Standard">
      <style:text-properties fo:color="#000000" loext:opacity="100%" style:font-name="Arial1" fo:font-size="12pt" officeooo:rsid="000b2d0f" officeooo:paragraph-rsid="001e23cc" fo:background-color="#c9211e" style:font-size-asian="12pt" style:font-size-complex="12pt"/>
    </style:style>
    <style:style style:name="P8" style:family="paragraph" style:parent-style-name="Standard">
      <style:text-properties fo:color="#000000" loext:opacity="100%" style:font-name="Arial1" fo:font-size="12pt" officeooo:rsid="0020cdef" officeooo:paragraph-rsid="0020cdef" fo:background-color="#c9211e" style:font-size-asian="12pt" style:font-size-complex="12pt"/>
    </style:style>
    <style:style style:name="P9" style:family="paragraph" style:parent-style-name="Standard">
      <style:text-properties style:font-name="Arial1" fo:font-size="12pt" fo:font-style="normal" officeooo:paragraph-rsid="000d7c25" style:font-size-asian="12pt" style:font-style-asian="normal" style:font-size-complex="12pt" style:font-style-complex="normal"/>
    </style:style>
    <style:style style:name="P10" style:family="paragraph" style:parent-style-name="Standard">
      <style:text-properties style:font-name="Arial1" fo:font-size="12pt" fo:font-style="normal" officeooo:rsid="000d7c25" officeooo:paragraph-rsid="000d7c25" fo:background-color="#c9211e" style:font-size-asian="12pt" style:font-style-asian="normal" style:font-size-complex="12pt" style:font-style-complex="normal"/>
    </style:style>
    <style:style style:name="P11" style:family="paragraph" style:parent-style-name="Standard">
      <style:text-properties style:font-name="Arial1" fo:font-size="12pt" fo:font-style="normal" officeooo:rsid="000d7c25" officeooo:paragraph-rsid="00249605" fo:background-color="#c9211e" style:font-size-asian="12pt" style:font-style-asian="normal" style:font-size-complex="12pt" style:font-style-complex="normal"/>
    </style:style>
    <style:style style:name="P12" style:family="paragraph" style:parent-style-name="Standard">
      <style:text-properties style:font-name="Arial1" fo:font-size="12pt" officeooo:rsid="000f7b54" officeooo:paragraph-rsid="000d7c25" style:font-size-asian="12pt" style:font-size-complex="12pt"/>
    </style:style>
    <style:style style:name="P13" style:family="paragraph" style:parent-style-name="Standard">
      <style:text-properties style:font-name="Arial1" fo:font-size="12pt" officeooo:rsid="000f7b54" officeooo:paragraph-rsid="000f7b54" style:font-size-asian="12pt" style:font-size-complex="12pt"/>
    </style:style>
    <style:style style:name="P14" style:family="paragraph" style:parent-style-name="Standard">
      <style:text-properties style:font-name="Arial1" fo:font-size="12pt" officeooo:rsid="000b2d0f" officeooo:paragraph-rsid="000b2d0f" style:font-size-asian="12pt" style:font-size-complex="12pt"/>
    </style:style>
    <style:style style:name="P15" style:family="paragraph" style:parent-style-name="Standard">
      <style:text-properties style:font-name="Arial1" fo:font-size="12pt" officeooo:rsid="0015d60a" officeooo:paragraph-rsid="0015d60a" style:font-size-asian="12pt" style:font-size-complex="12pt"/>
    </style:style>
    <style:style style:name="P16" style:family="paragraph" style:parent-style-name="Standard">
      <style:text-properties style:font-name="Arial1" fo:font-size="12pt" officeooo:rsid="0015d60a" officeooo:paragraph-rsid="00191e58" style:font-size-asian="12pt" style:font-size-complex="12pt"/>
    </style:style>
    <style:style style:name="P17" style:family="paragraph" style:parent-style-name="Standard">
      <style:text-properties style:font-name="Arial1" fo:font-size="12pt" officeooo:rsid="0008a5d8" officeooo:paragraph-rsid="00191e58" style:font-size-asian="12pt" style:font-size-complex="12pt"/>
    </style:style>
    <style:style style:name="P18" style:family="paragraph" style:parent-style-name="Standard">
      <style:text-properties style:font-name="Arial1" fo:font-size="12pt" officeooo:rsid="0008a5d8" officeooo:paragraph-rsid="000d7c25" style:font-size-asian="12pt" style:font-size-complex="12pt"/>
    </style:style>
    <style:style style:name="P19" style:family="paragraph" style:parent-style-name="Standard">
      <style:text-properties style:font-name="Arial1" fo:font-size="12pt" officeooo:paragraph-rsid="001c4c6f" style:font-size-asian="12pt" style:font-size-complex="12pt"/>
    </style:style>
    <style:style style:name="P20" style:family="paragraph" style:parent-style-name="Standard">
      <style:text-properties style:font-name="Arial1" fo:font-size="12pt" style:text-underline-style="solid" style:text-underline-width="auto" style:text-underline-color="font-color" fo:font-weight="bold" officeooo:rsid="0008a5d8" officeooo:paragraph-rsid="000d7c25" style:font-size-asian="12pt" style:font-weight-asian="bold" style:font-size-complex="12pt" style:font-weight-complex="bold"/>
    </style:style>
    <style:style style:name="P21" style:family="paragraph" style:parent-style-name="Text_20_body_20_indent">
      <style:paragraph-properties fo:margin-left="0cm" fo:margin-right="0cm" fo:text-indent="0cm" style:auto-text-indent="false"/>
      <style:text-properties style:font-name="Arial1" fo:font-size="12pt" officeooo:paragraph-rsid="0020cdef" style:font-size-asian="12pt" style:font-size-complex="12pt"/>
    </style:style>
    <style:style style:name="P22" style:family="paragraph" style:parent-style-name="Text_20_body_20_indent" style:list-style-name="WWNum14">
      <style:paragraph-properties fo:margin-left="1.251cm" fo:margin-right="0cm" fo:text-indent="-0.635cm" style:auto-text-indent="false"/>
      <style:text-properties style:font-name="Arial1" fo:font-size="12pt" officeooo:paragraph-rsid="0020cdef" style:font-size-asian="12pt" style:font-size-complex="12pt"/>
    </style:style>
    <style:style style:name="P23" style:family="paragraph" style:parent-style-name="Text_20_body_20_indent">
      <style:paragraph-properties fo:margin-left="0cm" fo:margin-right="0cm" fo:text-indent="0cm" style:auto-text-indent="false"/>
      <style:text-properties fo:color="#000000" loext:opacity="100%" style:font-name="Arial1" fo:font-size="12pt" officeooo:paragraph-rsid="002a393b" style:font-size-asian="12pt" style:font-size-complex="12pt"/>
    </style:style>
    <style:style style:name="P24" style:family="paragraph" style:parent-style-name="Text_20_body_20_indent">
      <style:paragraph-properties fo:margin-left="0cm" fo:margin-right="0cm" fo:text-indent="0cm" style:auto-text-indent="false"/>
      <style:text-properties fo:color="#000000" loext:opacity="100%" style:font-name="Arial1" fo:font-size="12pt" officeooo:paragraph-rsid="002febda" style:font-size-asian="12pt" style:font-size-complex="12pt"/>
    </style:style>
    <style:style style:name="P25" style:family="paragraph" style:parent-style-name="Text_20_body_20_indent">
      <style:paragraph-properties fo:margin-left="0cm" fo:margin-right="0cm" fo:text-indent="0cm" style:auto-text-indent="false"/>
      <style:text-properties fo:color="#000000" loext:opacity="100%" style:font-name="Arial1" fo:font-size="12pt" officeooo:paragraph-rsid="0030354c" style:font-size-asian="12pt" style:font-size-complex="12pt"/>
    </style:style>
    <style:style style:name="T1" style:family="text">
      <style:text-properties fo:font-style="normal" style:font-style-asian="normal" style:font-style-complex="normal"/>
    </style:style>
    <style:style style:name="T2" style:family="text">
      <style:text-properties fo:font-style="normal" officeooo:rsid="001c506a" style:font-style-asian="normal" style:font-style-complex="normal"/>
    </style:style>
    <style:style style:name="T3" style:family="text">
      <style:text-properties fo:font-style="normal" officeooo:rsid="001ca467" style:font-style-asian="normal" style:font-style-complex="normal"/>
    </style:style>
    <style:style style:name="T4" style:family="text">
      <style:text-properties fo:font-style="normal" officeooo:rsid="001d47a8" style:font-style-asian="normal" style:font-style-complex="normal"/>
    </style:style>
    <style:style style:name="T5" style:family="text">
      <style:text-properties fo:font-style="normal" officeooo:rsid="002e1511" style:font-style-asian="normal" style:font-style-complex="italic"/>
    </style:style>
    <style:style style:name="T6" style:family="text">
      <style:text-properties officeooo:rsid="00101192"/>
    </style:style>
    <style:style style:name="T7" style:family="text">
      <style:text-properties officeooo:rsid="00111806"/>
    </style:style>
    <style:style style:name="T8" style:family="text">
      <style:text-properties officeooo:rsid="001188d2"/>
    </style:style>
    <style:style style:name="T9" style:family="text">
      <style:text-properties officeooo:rsid="0015d60a"/>
    </style:style>
    <style:style style:name="T10" style:family="text">
      <style:text-properties officeooo:rsid="00178af5"/>
    </style:style>
    <style:style style:name="T11" style:family="text">
      <style:text-properties officeooo:rsid="001a3602"/>
    </style:style>
    <style:style style:name="T12" style:family="text">
      <style:text-properties officeooo:rsid="001c14ed"/>
    </style:style>
    <style:style style:name="T13" style:family="text">
      <style:text-properties officeooo:rsid="001c506a"/>
    </style:style>
    <style:style style:name="T14" style:family="text">
      <style:text-properties officeooo:rsid="001cada3"/>
    </style:style>
    <style:style style:name="T15" style:family="text">
      <style:text-properties officeooo:rsid="001e23cc"/>
    </style:style>
    <style:style style:name="T16" style:family="text">
      <style:text-properties fo:color="#c9211e" loext:opacity="100%" fo:font-style="normal" style:language-asian="fr" style:country-asian="FR" style:font-style-asian="normal" style:font-style-complex="normal"/>
    </style:style>
    <style:style style:name="T17" style:family="text">
      <style:text-properties fo:color="#c9211e" loext:opacity="100%" fo:font-style="normal" officeooo:rsid="002e1511" style:font-style-asian="normal" style:font-style-complex="italic"/>
    </style:style>
    <style:style style:name="T18" style:family="text">
      <style:text-properties fo:color="#c9211e" loext:opacity="100%" officeooo:rsid="0030354c"/>
    </style:style>
    <style:style style:name="T19" style:family="text">
      <style:text-properties officeooo:rsid="0020cdef"/>
    </style:style>
    <style:style style:name="T20" style:family="text">
      <style:text-properties officeooo:rsid="000c980f"/>
    </style:style>
    <style:style style:name="T21" style:family="text">
      <style:text-properties officeooo:rsid="00221c04"/>
    </style:style>
    <style:style style:name="T22" style:family="text">
      <style:text-properties officeooo:rsid="00232349"/>
    </style:style>
    <style:style style:name="T23" style:family="text">
      <style:text-properties officeooo:rsid="00249605"/>
    </style:style>
    <style:style style:name="T24" style:family="text">
      <style:text-properties officeooo:rsid="0025f26a"/>
    </style:style>
    <style:style style:name="T25" style:family="text">
      <style:text-properties officeooo:rsid="00278bca"/>
    </style:style>
    <style:style style:name="T26" style:family="text">
      <style:text-properties officeooo:rsid="00294545"/>
    </style:style>
    <style:style style:name="T27" style:family="text">
      <style:text-properties officeooo:rsid="002a393b"/>
    </style:style>
    <style:style style:name="T28" style:family="text">
      <style:text-properties officeooo:rsid="002aab98"/>
    </style:style>
    <style:style style:name="T29" style:family="text">
      <style:text-properties officeooo:rsid="002be951"/>
    </style:style>
    <style:style style:name="T30" style:family="text">
      <style:text-properties officeooo:rsid="002c4b01"/>
    </style:style>
    <style:style style:name="T31" style:family="text">
      <style:text-properties officeooo:rsid="002deed8"/>
    </style:style>
    <style:style style:name="T32" style:family="text">
      <style:text-properties officeooo:rsid="002e1511"/>
    </style:style>
    <style:style style:name="T33" style:family="text">
      <style:text-properties officeooo:rsid="002febda"/>
    </style:style>
    <style:style style:name="T34" style:family="text">
      <style:text-properties officeooo:rsid="0030354c"/>
    </style:style>
    <style:style style:name="T35" style:family="text">
      <style:text-properties fo:color="#000000" loext:opacity="100%"/>
    </style:style>
    <style:style style:name="T36" style:family="text">
      <style:text-properties fo:color="#000000" loext:opacity="100%" officeooo:rsid="00278b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Méthode de gestion de projet</text:h>
      <text:p text:style-name="P21">La méthode de gestion de projet qui a été utilisé pour ce projet est la méthode des 6 pas, également connu sous le nom de Waterfall<text:note text:id="ftn0" text:note-class="footnote"><text:note-citation>1</text:note-citation><text:note-body><text:p text:style-name="P2">Méthode Waterfall : aussi appelé méthode en cascade ou méthode des 6 pas est une méthode de gestion de projet utile pour le travail en solo. <text:span text:style-name="T29">S</text:span>es différentes étapes <text:span text:style-name="T29">en font une méthode linéaire, créant ainsi une chaîne de dépendance naturelle.</text:span></text:p></text:note-body></text:note>.</text:p>
      <text:p text:style-name="P21">Celle-ci comprendre les étapes ci-dessous :</text:p>
      <text:list text:style-name="WWNum14">
        <text:list-item>
          <text:p text:style-name="P22">S'informer</text:p>
        </text:list-item>
        <text:list-item>
          <text:p text:style-name="P22">Planifier</text:p>
        </text:list-item>
        <text:list-item>
          <text:p text:style-name="P22">Décider</text:p>
        </text:list-item>
        <text:list-item>
          <text:p text:style-name="P22">Réaliser</text:p>
        </text:list-item>
        <text:list-item>
          <text:p text:style-name="P22">Contrôler</text:p>
        </text:list-item>
        <text:list-item>
          <text:p text:style-name="P22"><text:span text:style-name="T21">É</text:span>valuer</text:p>
        </text:list-item>
      </text:list>
      <text:p text:style-name="P21">Celle-ci a été choisi car elle est adaptée <text:span text:style-name="T21">au </text:span>travail individuel.</text:p>
      <text:p text:style-name="P21"><text:span text:style-name="T21">Pour </text:span><text:span text:style-name="T22">s’assurer d’utiliser cette méthode tout au long du projet, </text:span><text:span text:style-name="T31">certains</text:span><text:span text:style-name="T22"> termes généraux ont été repris </text:span><text:span text:style-name="T23">lors de la définition des tâches</text:span>.</text:p>
      <text:p text:style-name="P11">IMAGE : Définition des tâches du projet</text:p>
      <text:p text:style-name="P21"><text:span text:style-name="T23">En regardant </text:span>de près <text:span text:style-name="T23">les</text:span> différentes tâches, celles-ci sont préfixées des termes : analyse, <text:span text:style-name="T35">conception, réalisation, test, </text:span><text:span text:style-name="T36">doc</text:span><text:span text:style-name="T35">.</text:span></text:p>
      <text:p text:style-name="P23">L'analyse correspond <text:span text:style-name="T28">aux</text:span> étape<text:span text:style-name="T28">s</text:span> d'information, de planification <text:span text:style-name="T25">et de décision </text:span><text:span text:style-name="T28">de la méthode </text:span><text:span text:style-name="T30">en cascade</text:span>. <text:span text:style-name="T26">Ce</text:span><text:span text:style-name="T31">tte</text:span><text:span text:style-name="T27"> étape de réflexion et de prise de décision aide</text:span><text:span text:style-name="T30">nt</text:span><text:span text:style-name="T27"> à la </text:span><text:span text:style-name="T31">réalisation du projet qui </text:span><text:span text:style-name="T33">dans la méthode de gestion de projet utilisé </text:span><text:span text:style-name="T31">inclut à la fois la conception et la </text:span><text:span text:style-name="T30">réalisation </text:span><text:span text:style-name="T33">du projet</text:span><text:span text:style-name="T30">.</text:span></text:p>
      <text:p text:style-name="P24">Les tests permettent de contrôler le code fait. </text:p>
      <text:p text:style-name="P25"><text:span text:style-name="T33">Et b</text:span>ien qu'il n'ait pas de tâches prévues à cet effet <text:span text:style-name="T32">dans la méthode en cascade</text:span>, après le contrôle du code, <text:span text:style-name="T32">il y a la documentation. </text:span></text:p>
      <text:p text:style-name="P25"><text:span text:style-name="T5">La documentation est une étape annexe qui permet de consigner notre travail. </text:span><text:span text:style-name="T34">Lors de la documentation, on peut réfléchir au travail produit, et y revenir si nécessaire à la phase d’amélioration. Cette étape laisse de manière indirecte le temps à l’évaluation.</text:span></text:p>
      <text:h text:style-name="P4" text:outline-level="2"><text:bookmark-start text:name="_Toc499021840"/>Planification<text:bookmark-end text:name="_Toc499021840"/></text:h>
      <text:p text:style-name="P9">L<text:span text:style-name="T20">e projet</text:span> a été segmentée en différentes tâches, <text:span text:style-name="T20">chaque tâche permettant</text:span> <text:span text:style-name="T20">d’</text:span>atteindre la réalisation <text:span text:style-name="T20">complète </text:span>du projet. Le<text:span text:style-name="T20">s séquences de travail se comptent au nombre</text:span> de 28, <text:span text:style-name="T20">réparties</text:span> sur une durée comprise entre le 08.05.25 et le 02.06.25.</text:p>
      <text:p text:style-name="P9"/>
      <text:p text:style-name="P10">IMAGE : <text:span text:style-name="T19">Voir annexe</text:span></text:p>
      <text:p text:style-name="P12"/>
      <text:p text:style-name="P13">Les tâches s’enchaînent les unes à la suite des autres. Il y a une dépendance entre <text:span text:style-name="T7">certaines</text:span> phases <text:span text:style-name="T6">de la planification en raison de l’utilisation de la méthode de gestion de projet «Waterfall». </text:span><text:span text:style-name="T7">Pour commencer la réalisation, il faut avoir terminé la conception et avant ça l’analyse. Les tests unitaire</text:span><text:span text:style-name="T9">s</text:span><text:span text:style-name="T7"> et la documentation ont été laissés pour la fin, pour éviter de </text:span><text:span text:style-name="T8">revenir sur du travail déjà </text:span><text:span text:style-name="T9">réalisé</text:span><text:span text:style-name="T8">. </text:span><text:span text:style-name="T14">Toutes ces tâches ont pour but de remplir l’ensemble des objectifs du projet.</text:span></text:p>
      <text:p text:style-name="P13"/>
      <text:p text:style-name="P5"><text:span text:style-name="T8">IMAGE : </text:span>Planification sous forme de diagramme de GANTT</text:p>
      <text:p text:style-name="P14"/>
      <text:p text:style-name="P15">Explication des choix </text:p>
      <text:p text:style-name="P16"><text:soft-page-break/>Chaque tâche a une durée définie selon sa complexité et l’effort qu’il faudra mettre pour en venir au bout. <text:span text:style-name="T10">Ainsi les premières étapes du projet : analyse et conception prennent moins de temps que la réalisation ou la documentation. Dans cette planification, beaucoup de temps a été laissé pour revoir le travail réalisé et l’amélioré si nécessaire. </text:span><text:span text:style-name="T11">Le projet comprenant plusieurs points à documenter, la documentation est le point qui prend le plus de temps </text:span><text:span text:style-name="T12">après l’amélioration de la documentation</text:span><text:span text:style-name="T11">.</text:span></text:p>
      <text:p text:style-name="P16"/>
      <text:p text:style-name="P6"><text:span text:style-name="T8">IMAGE : </text:span>Planification sous forme de <text:span text:style-name="T11">camembert</text:span></text:p>
      <text:p text:style-name="P17"/>
      <text:p text:style-name="P20">Comparaison planification initiale et finale</text:p>
      <text:p text:style-name="P18"/>
      <text:p text:style-name="P19"><text:span text:style-name="T13">Au fur et à mesure de la réalisation du projet, il devenait difficile de suivre la planification initiale, il a donc fallu s’adapter, accepter que les choses ne se passaient pas comme prévu et continuer à </text:span><text:span text:style-name="T2">travailler. Par soucis de bien faire, mais aussi de faire différemment afin d’éviter </text:span><text:span text:style-name="T3">des soupçons de triche, du temps a été perdu. Il y a eu plusieurs retours sur des étapes déjà réalisées pour corriger, simplifier et rendre le tout plus pertinent. </text:span><text:span text:style-name="T4">Le journal d</text:span><text:span text:style-name="T1">e travail diffère </text:span><text:span text:style-name="T4">donc </text:span><text:span text:style-name="T1">en bien des points de la planification initiale. </text:span><text:span text:style-name="T16">Cela vient sans doute d’une envie de bien faire, au point de repartir de quasi zéro alors que des bouts de code avaient déjà été réalisées. Le manque de vérification des différentes pages et de leurs fonctionnalités de façon progressive a également ralenti mon avancée de même que mon environnement de travail et des problèmes personnels.</text:span></text:p>
      <text:p text:style-name="P19"/>
      <text:p text:style-name="P7"><text:span text:style-name="T8">IMAGE : </text:span><text:span text:style-name="T15">Diagramme de GANTT pour comparer les différences entre la planification initiale et finale</text:span></text:p>
      <text:p text:style-name="P7"/>
      <text:p text:style-name="P8">Voir annexe pour comparer en détail la planification et le journal de travail qui repésente la planification finale</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CH"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Retrait_20_normal1" style:display-name="Retrait normal1" style:family="paragraph" style:parent-style-name="Standard" style:list-style-name="WWNum2">
      <style:text-properties style:font-name="Times New Roman" fo:font-family="'Times New Roman'" style:font-family-generic="roman" style:font-pitch="variable" fo:font-size="9pt" style:font-size-asian="9pt" style:language-asian="fr" style:country-asian="CH" style:font-size-complex="9pt"/>
    </style:style>
    <style:style style:name="Text_20_body_20_indent" style:display-name="Text body indent" style:family="paragraph" style:parent-style-name="Text_20_body" style:class="text">
      <style:paragraph-properties fo:margin-left="2cm" fo:margin-right="0cm" fo:margin-top="0cm" fo:margin-bottom="0.247cm" style:contextual-spacing="true" fo:text-align="justify" style:justify-single-word="false" fo:text-indent="0cm" style:auto-text-indent="false">
        <style:tab-stops>
          <style:tab-stop style:position="7.752cm"/>
        </style:tab-stops>
      </style:paragraph-properties>
      <style:text-properties fo:font-size="10pt" fo:language="fr" fo:country="CH" style:font-size-asian="10pt" style:language-asian="fr" style:country-asian="CH"/>
    </style:style>
    <style:style style:name="Informations" style:family="paragraph" style:parent-style-name="Text_20_body_20_indent">
      <style:paragraph-properties fo:margin-left="2.501cm" fo:margin-right="0cm" fo:text-indent="0cm" style:auto-text-indent="false"/>
      <style:text-properties fo:color="#8496b0" loext:opacity="100%" fo:font-size="8pt" style:font-size-asian="8pt"/>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fo:font-style="italic" style:text-underline-style="solid" style:text-underline-width="auto" style:text-underline-color="font-color" fo:font-weight="bold" style:font-style-asian="italic" style:font-weight-asian="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Label_20_10" style:display-name="ListLabel 10"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48"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Normal" style:font-family-generic="modern" style:font-pitch="fixed"/>
      </text:list-level-style-bullet>
      <text:list-level-style-bullet text:level="3" text:style-name="ListLabel_20_4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Normal" style:font-pitch="variable" style:font-charset="x-symbol"/>
      </text:list-level-style-bullet>
      <text:list-level-style-bullet text:level="4" text:style-name="ListLabel_20_5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ListLabel_20_51" loext:num-list-format="o"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Normal" style:font-family-generic="modern" style:font-pitch="fixed"/>
      </text:list-level-style-bullet>
      <text:list-level-style-bullet text:level="6" text:style-name="ListLabel_20_52"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style-name="Normal" style:font-pitch="variable" style:font-charset="x-symbol"/>
      </text:list-level-style-bullet>
      <text:list-level-style-bullet text:level="7" text:style-name="ListLabel_20_53"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Normal" style:font-family-generic="modern" style:font-pitch="fixed"/>
      </text:list-level-style-bullet>
      <text:list-level-style-bullet text:level="9" text:style-name="ListLabel_20_55" loext:num-list-format="" style:num-suffix=""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8"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12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3" text:style-name="ListLabel_20_130" loext:num-list-format="" style:num-suffix="" text:bullet-char="">
        <style:list-level-properties text:list-level-position-and-space-mode="label-alignment">
          <style:list-level-label-alignment text:label-followed-by="listtab" fo:text-indent="-0.635cm" fo:margin-left="1.905cm"/>
        </style:list-level-properties>
        <style:text-properties fo:font-family="Wingdings" style:font-style-name="Normal" style:font-pitch="variable" style:font-charset="x-symbol"/>
      </text:list-level-style-bullet>
      <text:list-level-style-bullet text:level="4" text:style-name="ListLabel_20_131"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ListLabel_20_132"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ListLabel_20_13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7" text:style-name="ListLabel_20_134"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8" text:style-name="ListLabel_20_13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136"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0" loext:num-list-format="%1%." style:num-suffix="." style:num-format="1">
        <style:list-level-properties text:list-level-position-and-space-mode="label-alignment">
          <style:list-level-label-alignment text:label-followed-by="listtab" fo:text-indent="-0.635cm" fo:margin-left="2.635cm"/>
        </style:list-level-properties>
      </text:list-level-style-number>
      <text:list-level-style-number text:level="2" text:style-name="ListLabel_20_111" loext:num-list-format="%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text:style-name="ListLabel_20_112" loext:num-list-format="%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text:style-name="ListLabel_20_113" loext:num-list-format="%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text:style-name="ListLabel_20_114" loext:num-list-format="%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text:style-name="ListLabel_20_117" loext:num-list-format="%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1T16:25:23.448000000</meta:creation-date>
    <dc:date>2025-06-02T03:00:48.078000000</dc:date>
    <meta:editing-duration>PT16M4S</meta:editing-duration>
    <meta:editing-cycles>10</meta:editing-cycles>
    <meta:generator>LibreOffice/7.4.0.3$Windows_X86_64 LibreOffice_project/f85e47c08ddd19c015c0114a68350214f7066f5a</meta:generator>
    <meta:document-statistic meta:table-count="0" meta:image-count="0" meta:object-count="0" meta:page-count="2" meta:paragraph-count="30" meta:word-count="682" meta:character-count="4123" meta:non-whitespace-character-count="3474"/>
  </office:meta>
</office:document-meta>
</file>